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" svg:font-family="tahoma, sans-serif"/>
    <style:font-face style:name="times new roman" svg:font-family="'times new roman', 'new york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T1" style:family="text">
      <style:text-properties style:font-name="tahoma" fo:font-size="10pt"/>
    </style:style>
    <style:style style:name="T2" style:family="text">
      <style:text-properties style:font-name="tahoma" fo:font-size="10pt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RL: </text:span><text:a xlink:type="simple" xlink:href="http://www.thecareerpoint.in/" office:target-frame-name="_blank" xlink:show="new"><text:span text:style-name="T2">http://www.thecareerpoint.in/</text:span></text:a><text:span text:style-name="T2"><text:line-break/></text:span><text:span text:style-name="T1"><text:line-break/>Whois Info: </text:span><text:a xlink:type="simple" xlink:href="http://www.networksolutions.com/whois-search/thecareerpoint.in" office:target-frame-name="_blank" xlink:show="new"><text:span text:style-name="T1">http://www.networksolutions.com/whois-search/thecareerpoint.in</text:span></text:a><text:span text:style-name="T1"><text:line-break/><text:line-break/></text:span><text:span text:style-name="T2">FTP Details</text:span><text:span text:style-name="T1"><text:line-break/>Host: </text:span><text:a xlink:type="simple" xlink:href="http://thecareerpoint.in/" office:target-frame-name="_blank" xlink:show="new"><text:span text:style-name="T1">thecareerpoint.in</text:span></text:a><text:span text:style-name="T1"><text:line-break/>Username: thecareerpoint<text:line-break/>Password: C@r33r10<text:line-break/>Port: 21<text:line-break/><text:line-break/>User account information for Career Point:<text:line-break/>• Your username is </text:span><text:span text:style-name="T2">info</text:span><text:span text:style-name="T1">. The administrator has set your password as </text:span><text:span text:style-name="T2">C@r33r10</text:span><text:span text:style-name="T1">.<text:line-break/>• Your new email address is </text:span><text:a xlink:type="simple" xlink:href="mailto:info@thecareerpoint.in" office:target-frame-name="_blank" xlink:show="new"><text:span text:style-name="T2">info@thecareerpoint.in</text:span></text:a><text:span text:style-name="T1"><text:line-break/><text:line-break/>User account information for Career Point:<text:line-break/>• Your username is </text:span><text:span text:style-name="T2">support</text:span><text:span text:style-name="T1">. The administrator has set your password as </text:span><text:span text:style-name="T2">C@r33r10</text:span><text:span text:style-name="T1">.<text:line-break/>• Your new email address is </text:span><text:a xlink:type="simple" xlink:href="mailto:support@thecareerpoint.in" office:target-frame-name="_blank" xlink:show="new"><text:span text:style-name="T2">support@thecareerpoint.in</text:span></text:a><text:span text:style-name="T1"><text:line-break/><text:line-break/>You can sign in to the below domain services:<text:line-break/>•Email - </text:span><text:a xlink:type="simple" xlink:href="http://mail.thecareerpoint.in/" office:target-frame-name="_blank" xlink:show="new"><text:span text:style-name="T1">http://mail.thecareerpoint.in/</text:span></text:a><text:span text:style-name="T1"><text:line-break/>•Online Calendar - </text:span><text:a xlink:type="simple" xlink:href="http://calendar.thecareerpoint.in/" office:target-frame-name="_blank" xlink:show="new"><text:span text:style-name="T1">http://calendar.thecareerpoint.in/</text:span></text:a><text:span text:style-name="T1"><text:line-break/>•Docs &amp; Spreadsheets - </text:span><text:a xlink:type="simple" xlink:href="http://docs.thecareerpoint.in/" office:target-frame-name="_blank" xlink:show="new"><text:span text:style-name="T1">http://docs.thecareerpoint.in/</text:span></text:a><text:span text:style-name="T1"><text:line-break/>•Chat - download Google Talk client<text:line-break/>•Sites - </text:span><text:a xlink:type="simple" xlink:href="http://sites.thecareerpoint.in/" office:target-frame-name="_blank" xlink:show="new"><text:span text:style-name="T1">http://sites.thecareerpoint.in/</text:span></text:a></text:p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" svg:font-family="tahoma, sans-serif"/>
    <style:font-face style:name="times new roman" svg:font-family="'times new roman', 'new york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est </meta:initial-creator>
    <meta:creation-date>2011-02-08T10:52:57</meta:creation-date>
    <meta:document-statistic meta:table-count="0" meta:image-count="0" meta:object-count="0" meta:page-count="1" meta:paragraph-count="1" meta:word-count="102" meta:character-count="824"/>
    <dc:date>2011-02-08T10:53:26</dc:date>
    <dc:creator>guest </dc:creator>
    <meta:editing-duration>PT00H00M30S</meta:editing-duration>
    <meta:editing-cycles>1</meta:editing-cycles>
    <meta:generator>OpenOffice.org/3.2$Linux OpenOffice.org_project/320m12$Build-9483</meta:generator>
  </office:meta>
</office:document-meta>
</file>